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svg+xml" manifest:full-path="Pictures/1000159F00000BCC00000BCC763132BE.svg"/>
  <manifest:file-entry manifest:media-type="image/png" manifest:full-path="Pictures/10000201000000A6000000A6A1ADA3A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ccff99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ccff99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ccff99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7694in" style:rel-column-width="7534*"/>
    </style:style>
    <style:style style:name="Table6.B" style:family="table-column">
      <style:table-column-properties style:column-width="5.9236in" style:rel-column-width="58001*"/>
    </style:style>
    <style:style style:name="Table6.A1" style:family="table-cell">
      <style:table-cell-properties style:vertical-align="middle"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ccff99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7694in" style:rel-column-width="7534*"/>
    </style:style>
    <style:style style:name="Table7.B" style:family="table-column">
      <style:table-column-properties style:column-width="5.9236in" style:rel-column-width="58001*"/>
    </style:style>
    <style:style style:name="Table7.A1" style:family="table-cell">
      <style:table-cell-properties style:vertical-align=""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#cc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ccff99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style:font-name="Monaco" fo:font-size="11pt" style:font-name-asian="Monaco" style:font-size-asian="11pt" style:font-name-complex="Monaco" style:font-size-complex="11pt"/>
    </style:style>
    <style:style style:name="P9" style:family="paragraph" style:parent-style-name="Standard">
      <style:text-properties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0" style:family="paragraph" style:parent-style-name="Standard">
      <style:text-properties style:font-name="Monaco" fo:font-weight="bold" style:font-weight-asian="bold" style:font-weight-complex="bold"/>
    </style:style>
    <style:style style:name="P11" style:family="paragraph" style:parent-style-name="Standard">
      <style:text-properties style:font-name="Monaco" fo:font-size="9pt" style:font-name-asian="Monaco" style:font-size-asian="9pt" style:font-name-complex="Monaco" style:font-size-complex="9pt"/>
    </style:style>
    <style:style style:name="P12" style:family="paragraph" style:parent-style-name="Standard">
      <style:text-properties fo:color="#000000" style:font-name="Monaco" fo:font-size="11pt" fo:font-weight="bold" style:font-name-asian="Monaco" style:font-size-asian="11pt" style:font-weight-asian="bold" style:font-name-complex="Monaco" style:font-size-complex="11pt" style:font-weight-complex="bold"/>
    </style:style>
    <style:style style:name="P13" style:family="paragraph" style:parent-style-name="Standard">
      <style:text-properties fo:color="#3f7f5f" style:font-name="Monaco" fo:font-size="9pt" style:font-name-asian="Monaco" style:font-size-asian="9pt" style:font-name-complex="Monaco" style:font-size-complex="9pt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weight="bold" style:font-weight-asian="bold" style:font-weight-complex="bold"/>
    </style:style>
    <style:style style:name="P16" style:family="paragraph" style:parent-style-name="Table_20_Contents"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name-asian="Monaco" style:font-size-asian="9pt" style:font-name-complex="Monaco" style:font-size-complex="9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aco" fo:font-size="9pt" style:font-size-asian="9pt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aco" fo:font-size="9pt" style:font-name-asian="Monaco" style:font-size-asian="9pt" style:font-name-complex="Monaco" style:font-size-complex="9pt"/>
    </style:style>
    <style:style style:name="P20" style:family="paragraph" style:parent-style-name="Standard">
      <style:paragraph-properties fo:break-before="page"/>
      <style:text-properties style:font-name="Arial"/>
    </style:style>
    <style:style style:name="P21" style:family="paragraph" style:parent-style-name="CodeStyle">
      <style:paragraph-properties>
        <style:tab-stops>
          <style:tab-stop style:position="0.9016in"/>
        </style:tab-stops>
      </style:paragraph-properties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 style:list-style-name="L1">
      <style:text-properties style:font-name="Arial"/>
    </style:style>
    <style:style style:name="P24" style:family="paragraph" style:parent-style-name="Standard">
      <style:text-properties style:font-name="Courier New1" fo:font-size="10pt" style:font-size-asian="10pt" style:font-size-complex="10pt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style:font-name="Arial"/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style:font-name="Arial"/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fo:color="#000000"/>
    </style:style>
    <style:style style:name="T3" style:family="text">
      <style:text-properties fo:color="#000000" style:font-name="Monaco" fo:font-size="11pt" style:font-name-asian="Monaco" style:font-size-asian="11pt" style:font-name-complex="Monaco" style:font-size-complex="11pt"/>
    </style:style>
    <style:style style:name="T4" style:family="text">
      <style:text-properties fo:color="#000000" style:font-name="Arial" fo:font-size="12pt" style:font-name-asian="Monaco" style:font-size-asian="12pt" style:font-name-complex="Monaco" style:font-size-complex="12pt"/>
    </style:style>
    <style:style style:name="T5" style:family="text">
      <style:text-properties fo:color="#000000" fo:font-size="11pt" style:font-name-asian="Monaco" style:font-size-asian="11pt" style:font-name-complex="Monaco" style:font-size-complex="11pt"/>
    </style:style>
    <style:style style:name="T6" style:family="text">
      <style:text-properties fo:color="#000000" style:text-underline-style="none"/>
    </style:style>
    <style:style style:name="T7" style:family="text">
      <style:text-properties fo:color="#000000" style:font-name-asian="Monaco" style:font-name-complex="Monaco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2a00ff"/>
    </style:style>
    <style:style style:name="T10" style:family="text">
      <style:text-properties fo:color="#2a00ff" style:text-underline-style="none"/>
    </style:style>
    <style:style style:name="T11" style:family="text">
      <style:text-properties fo:color="#7f0055"/>
    </style:style>
    <style:style style:name="T12" style:family="text">
      <style:text-properties fo:color="#7f0055" fo:font-weight="bold" style:font-weight-asian="bold" style:font-weight-complex="bold"/>
    </style:style>
    <style:style style:name="T13" style:family="text">
      <style:text-properties fo:color="#7f0055" fo:font-weight="bold" style:font-name-asian="Monaco" style:font-weight-asian="bold" style:font-name-complex="Monaco" style:font-weight-complex="bold"/>
    </style:style>
    <style:style style:name="T14" style:family="text">
      <style:text-properties fo:color="#7f0055" fo:font-size="11pt" style:font-name-asian="Monaco" style:font-size-asian="11pt" style:font-name-complex="Monaco" style:font-size-complex="11pt"/>
    </style:style>
    <style:style style:name="T15" style:family="text">
      <style:text-properties fo:color="#3f7f5f"/>
    </style:style>
    <style:style style:name="T16" style:family="text">
      <style:text-properties fo:color="#3f7f5f" style:font-name="Monaco1" style:font-name-asian="Monaco" style:font-name-complex="Monaco"/>
    </style:style>
    <style:style style:name="T17" style:family="text">
      <style:text-properties style:text-underline-style="none"/>
    </style:style>
    <style:style style:name="T18" style:family="text">
      <style:text-properties style:font-name="Courier New1"/>
    </style:style>
    <style:style style:name="T19" style:family="text">
      <style:text-properties fo:color="#ff6600"/>
    </style:style>
    <style:style style:name="T20" style:family="text">
      <style:text-properties fo:color="#ff33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19">D</text:span>Tools</text:p>
      <text:p text:style-name="P5"/>
      <text:p text:style-name="P5">User manu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atjaž Cerkvenik</text:p>
      <text:p text:style-name="P7">2015</text:p>
      <text:p text:style-name="P1"/>
      <text:p text:style-name="P20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27">1.DTools features<text:tab/>3</text:p>
          <text:p text:style-name="P27">2.Installation<text:tab/>4</text:p>
          <text:p text:style-name="P29">2.1Prerequirements<text:tab/>4</text:p>
          <text:p text:style-name="P29">2.2Installation<text:tab/>4</text:p>
          <text:p text:style-name="P29">2.3Start DTools<text:tab/>4</text:p>
          <text:p text:style-name="P29">2.4Stop<text:tab/>4</text:p>
          <text:p text:style-name="P29">2.5Update<text:tab/>5</text:p>
          <text:p text:style-name="P29">2.6Manual upgrade<text:tab/>5</text:p>
          <text:p text:style-name="P29">2.7Uninstall<text:tab/>6</text:p>
          <text:p text:style-name="P27">3.Administration<text:tab/>7</text:p>
          <text:p text:style-name="P29">3.1Configuring Tomcat HTTP port<text:tab/>7</text:p>
          <text:p text:style-name="P27">4.Functionality<text:tab/>8</text:p>
          <text:p text:style-name="P29">4.1Home view<text:tab/>8</text:p>
          <text:p text:style-name="P29">4.2Network overview<text:tab/>8</text:p>
          <text:p text:style-name="P29">4.3SSH clients<text:tab/>8</text:p>
          <text:p text:style-name="P29">4.4FTP clients<text:tab/>8</text:p>
          <text:p text:style-name="P29">4.5SNMP Simulator<text:tab/>8</text:p>
          <text:p text:style-name="P30">4.5.1SNMP Manager<text:tab/>8</text:p>
          <text:p text:style-name="P30">4.5.2SNMP Agents<text:tab/>8</text:p>
          <text:p text:style-name="P27">5.Javascript trap processing API<text:tab/>9</text:p>
          <text:p text:style-name="P29">5.1Trap parameters<text:tab/>9</text:p>
          <text:p text:style-name="P29">5.2Trap rules<text:tab/>11</text:p>
          <text:p text:style-name="P27">6.Troubleshooting<text:tab/>13</text:p>
        </text:index-body>
      </text:table-of-content>
      <text:p text:style-name="P1"/>
      <text:p text:style-name="P1"/>
      <text:p text:style-name="P1"/>
      <text:p text:style-name="P1"/>
      <text:h text:style-name="P25" text:outline-level="1">DTools features</text:h>
      <text:p text:style-name="P1"/>
      <text:p text:style-name="P1"/>
      <text:p text:style-name="P1">DTools provides the following features:</text:p>
      <text:list xml:id="list6863290815954648055" text:style-name="L1">
        <text:list-item>
          <text:p text:style-name="P23">Home: show favorite servers, SSH and FTP clients and saved SSH sessions</text:p>
        </text:list-item>
        <text:list-item>
          <text:p text:style-name="P23">Network: add new server and view configured servers; ICMP ping</text:p>
        </text:list-item>
        <text:list-item>
          <text:p text:style-name="P23">SSH: create SSH clients and save common commands</text:p>
        </text:list-item>
        <text:list-item>
          <text:p text:style-name="P23">FTP: create FTP clients and configure common files to download/upolad</text:p>
        </text:list-item>
        <text:list-item>
          <text:p text:style-name="P23">SNMP client: GET commands</text:p>
        </text:list-item>
        <text:list-item>
          <text:p text:style-name="P23">SNMP agent: send SNMP traps</text:p>
        </text:list-item>
        <text:list-item>
          <text:p text:style-name="P23">Trap Receiver: receive SNMP traps</text:p>
        </text:list-item>
        <text:list-item>
          <text:p text:style-name="P23">Todo list: create custom todo notes with deadlines</text:p>
        </text:list-item>
        <text:list-item>
          <text:p text:style-name="P23">Notes: create simple notes</text:p>
        </text:list-item>
      </text:list>
      <text:p text:style-name="P1"/>
      <text:p text:style-name="P1"/>
      <text:p text:style-name="P1"/>
      <text:p text:style-name="P1"/>
      <text:h text:style-name="P26" text:outline-level="1">Installation</text:h>
      <text:h text:style-name="Heading_20_2" text:outline-level="2" text:restart-numbering="true" text:start-value="-1">Prerequirements</text:h>
      <text:p text:style-name="Standard"><text:span text:style-name="T1">Java 6 or higher </text:span><text:span text:style-name="T1">is required to run DTools.</text:span></text:p>
      <text:p text:style-name="P1"/>
      <text:p text:style-name="P1"/>
      <text:h text:style-name="Heading_20_2" text:outline-level="2">Installation</text:h>
      <text:p text:style-name="P1">DTools come as gz.tar package. First unzip then untar. 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Linux</text:p>
          </table:table-cell>
          <table:table-cell table:style-name="Table2.B1" office:value-type="string">
            <text:p text:style-name="P16">Windows</text:p>
          </table:table-cell>
        </table:table-row>
        <table:table-row>
          <table:table-cell table:style-name="Table2.A2" office:value-type="string">
            <text:p text:style-name="Table_20_Contents"/>
            <text:p text:style-name="CodeStyle">$ gunzip DTools-x.y.z.tar.gz</text:p>
            <text:p text:style-name="CodeStyle">$ tar -xvf DTools-x.y.z.tar</text:p>
            <text:p text:style-name="P1"/>
            <text:p text:style-name="P1">or shorter:</text:p>
            <text:p text:style-name="P1"/>
            <text:p text:style-name="CodeStyle">$ tar zxf DTools-x.y.z.tar.gz</text:p>
            <text:p text:style-name="Table_20_Contents"/>
          </table:table-cell>
          <table:table-cell table:style-name="Table2.B2" office:value-type="string">
            <text:p text:style-name="P1"/>
            <text:p text:style-name="P1"/>
            <text:p text:style-name="P1"/>
            <text:p text:style-name="P1">Use cenventional tool for unziping</text:p>
          </table:table-cell>
        </table:table-row>
      </table:table>
      <text:p text:style-name="P1"/>
      <text:p text:style-name="P1"/>
      <text:h text:style-name="Heading_20_2" text:outline-level="2">Start DTools</text:h>
      <text:p text:style-name="P1">Start DTools server</text:p>
      <text:p text:style-name="P1"/>
      <text:p text:style-name="P1">Linux users: before starting make sure that all .sh files in bin directory have executable permissions:</text:p>
      <text:p text:style-name="P1"/>
      <text:p text:style-name="CodeStyle">$ chmod a+x *.sh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Linux</text:p>
          </table:table-cell>
          <table:table-cell table:style-name="Table3.B1" office:value-type="string">
            <text:p text:style-name="P16">Windows</text:p>
          </table:table-cell>
        </table:table-row>
        <table:table-row>
          <table:table-cell table:style-name="Table3.A2" office:value-type="string">
            <text:p text:style-name="Table_20_Contents"/>
            <text:p text:style-name="CodeStyle">$ ./start.sh</text:p>
            <text:p text:style-name="CodeStyle"/>
          </table:table-cell>
          <table:table-cell table:style-name="Table3.B2" office:value-type="string">
            <text:p text:style-name="P1"/>
            <text:p text:style-name="P1">Double click start.bat</text:p>
          </table:table-cell>
        </table:table-row>
      </table:table>
      <text:p text:style-name="P1"/>
      <text:p text:style-name="P1"/>
      <text:p text:style-name="Standard"><text:span text:style-name="T1">Open web browser and point to url: </text:span><text:a xlink:type="simple" xlink:href="http://localhost:8080/DTools" text:style-name="Internet_20_link" text:visited-style-name="Visited_20_Internet_20_Link"><text:span text:style-name="T1">http://localhost:8080/DTools</text:span></text:a></text:p>
      <text:p text:style-name="P1"/>
      <text:p text:style-name="P1"/>
      <text:h text:style-name="Heading_20_2" text:outline-level="2">Stop</text:h>
      <text:p text:style-name="P1">Stopping DTools server</text:p>
      <text:p text:style-name="P1"/>
      <text:p text:style-name="P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Linux</text:p>
          </table:table-cell>
          <table:table-cell table:style-name="Table4.B1" office:value-type="string">
            <text:p text:style-name="P16">Windows</text:p>
          </table:table-cell>
        </table:table-row>
        <table:table-row>
          <table:table-cell table:style-name="Table4.A2" office:value-type="string">
            <text:p text:style-name="Table_20_Contents"/>
            <text:p text:style-name="CodeStyle">$ ./stop.sh</text:p>
            <text:p text:style-name="CodeStyle"><text:soft-page-break/></text:p>
          </table:table-cell>
          <table:table-cell table:style-name="Table4.B2" office:value-type="string">
            <text:p text:style-name="P1"/>
            <text:p text:style-name="P1"><text:soft-page-break/>Double click stop.bat</text:p>
          </table:table-cell>
        </table:table-row>
      </table:table>
      <text:p text:style-name="P1"/>
      <text:p text:style-name="P1"/>
      <text:h text:style-name="Heading_20_2" text:outline-level="2">Update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graphics1" text:anchor-type="paragraph" svg:x="0in" svg:y="0in" svg:width="0.3035in" svg:height="0.3035in" draw:z-index="0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6.A1" office:value-type="string">
            <text:p text:style-name="P1">Server must be stopped before running updater application!</text:p>
          </table:table-cell>
        </table:table-row>
      </table:table>
      <text:p text:style-name="P1"/>
      <text:p text:style-name="P1"/>
      <text:p text:style-name="P1">Start updater application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Linux</text:p>
          </table:table-cell>
          <table:table-cell table:style-name="Table5.B1" office:value-type="string">
            <text:p text:style-name="P16">Windows</text:p>
          </table:table-cell>
        </table:table-row>
        <table:table-row>
          <table:table-cell table:style-name="Table5.A2" office:value-type="string">
            <text:p text:style-name="Table_20_Contents"/>
            <text:p text:style-name="CodeStyle">$ ./update.sh</text:p>
            <text:p text:style-name="CodeStyle"/>
          </table:table-cell>
          <table:table-cell table:style-name="Table5.B2" office:value-type="string">
            <text:p text:style-name="P1"/>
            <text:p text:style-name="P1">Double click update.bat</text:p>
          </table:table-cell>
        </table:table-row>
      </table:table>
      <text:p text:style-name="P1"/>
      <text:p text:style-name="P1"/>
      <text:p text:style-name="P1">Updater checks installed version of DTools with version on server. If version on server is higher the user is prompted to continue with installation</text:p>
      <text:p text:style-name="P1"/>
      <text:p text:style-name="CodeStyle">[root@localhost bin]# ./update.sh </text:p>
      <text:p text:style-name="CodeStyle">DTOOLS_HOME=/opt/DTools-0.3.0</text:p>
      <text:p text:style-name="CodeStyle">Current version: 0.3.0</text:p>
      <text:p text:style-name="CodeStyle">Last version: 1.2.3</text:p>
      <text:p text:style-name="CodeStyle">Do you want to upgrade now? [y/n]: </text:p>
      <text:p text:style-name="P1"/>
      <text:p text:style-name="P1">To proceed with installation choose y, otherwise choose n to exit the updater.</text:p>
      <text:p text:style-name="P1"/>
      <text:p text:style-name="P1"/>
      <text:p text:style-name="P1">Updater will undeploy installed DTools application, clean Apache Tomcat's work directory, backup documentation and configuration to repository and install new application and documentation. Config directory remains untouched.</text:p>
      <text:p text:style-name="P1"/>
      <text:p text:style-name="P1"/>
      <text:p text:style-name="P1">If update application is run from command line, the following arguments could be used:</text:p>
      <text:p text:style-name="P1"/>
      <text:p text:style-name="P21">-h<text:tab/>show help</text:p>
      <text:p text:style-name="P21">-c<text:tab/>check for last version on the server</text:p>
      <text:p text:style-name="P21">-m<text:tab/>md5 checksum of DTools.war</text:p>
      <text:p text:style-name="P21">-d<text:tab/>turn on debug mode</text:p>
      <text:p text:style-name="P21">-r x.y.z<text:tab/>restore selected version from repository</text:p>
      <text:p text:style-name="P21">-s<text:tab/>show repository</text:p>
      <text:p text:style-name="P1"/>
      <text:p text:style-name="P1"/>
      <text:h text:style-name="Heading_20_2" text:outline-level="2">Manual upgrade</text:h>
      <text:p text:style-name="P1">Download and unzip new version of Dtools into custom directory. Copy config directory from old version to new version to preserve existing configuration files.</text:p>
      <text:p text:style-name="P1"/>
      <text:h text:style-name="Heading_20_2" text:outline-level="2"><text:soft-page-break/>Uninstall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1" draw:name="graphics2" text:anchor-type="paragraph" svg:x="0in" svg:y="0in" svg:width="0.3035in" svg:height="0.3035in" draw:z-index="1"><draw:image xlink:href="Pictures/10000201000000A6000000A6A1ADA3A4.png" xlink:type="simple" xlink:show="embed" xlink:actuate="onLoad"/><draw:image xlink:href="Pictures/1000159F00000BCC00000BCC763132BE.svg" xlink:type="simple" xlink:show="embed" xlink:actuate="onLoad"/></draw:frame></text:p>
          </table:table-cell>
          <table:table-cell table:style-name="Table7.A1" office:value-type="string">
            <text:p text:style-name="P1">Server must be stopped before uninstalling!</text:p>
          </table:table-cell>
        </table:table-row>
      </table:table>
      <text:p text:style-name="P1"/>
      <text:p text:style-name="P1">Remove DTools-x.y.z directory.</text:p>
      <text:p text:style-name="P1"/>
      <text:p text:style-name="P1"/>
      <text:p text:style-name="P1"/>
      <text:p text:style-name="P1"/>
      <text:h text:style-name="P26" text:outline-level="1">Administration</text:h>
      <text:h text:style-name="P28" text:outline-level="2" text:restart-numbering="true" text:start-value="-1">Configuring Tomcat HTTP port</text:h>
      <text:p text:style-name="P1">By default Apache Tomcat server is running on port 8080. Port must be specified in URL to access DTools web portal:</text:p>
      <text:p text:style-name="P1"/>
      <text:p text:style-name="P1"><text:a xlink:type="simple" xlink:href="http://localhost:8080/DTools" text:style-name="Internet_20_link" text:visited-style-name="Visited_20_Internet_20_Link">http://localhost:8080/DTools</text:a></text:p>
      <text:p text:style-name="P1"/>
      <text:p text:style-name="P1">Apache Tomcat's listening port can be changed in file</text:p>
      <text:p text:style-name="P1"/>
      <text:p text:style-name="P24">$DTOOLS_HOME/server/apache-tomcat-7.0.57/conf/server.xml</text:p>
      <text:p text:style-name="P1"/>
      <text:p text:style-name="P1">Inside element &lt;Connector&gt; set the custom value of port attribute. Example:</text:p>
      <text:p text:style-name="P1"/>
      <text:p text:style-name="P24">&lt;Connector port="<text:span text:style-name="T20">7070</text:span>" protocol="HTTP/1.1"</text:p>
      <text:p text:style-name="P24"><text:s text:c="11"/>connectionTimeout="20000"</text:p>
      <text:p text:style-name="P24"><text:s text:c="11"/>redirectPort="8443" /&gt;</text:p>
      <text:p text:style-name="P1"/>
      <text:p text:style-name="P1">Restart DTools server.</text:p>
      <text:p text:style-name="P1"/>
      <text:p text:style-name="P1">Dtools web portal is now reachable on port 7070:</text:p>
      <text:p text:style-name="P1"/>
      <text:p text:style-name="P1"><text:a xlink:type="simple" xlink:href="http://localhost:7070/DTools" text:style-name="Internet_20_link" text:visited-style-name="Visited_20_Internet_20_Link">http://localhost:7070/DTools</text:a></text:p>
      <text:p text:style-name="P1"/>
      <text:p text:style-name="P1"/>
      <text:h text:style-name="P25" text:outline-level="1">Functionality</text:h>
      <text:p text:style-name="P1"/>
      <text:h text:style-name="Heading_20_2" text:outline-level="2">Home view</text:h>
      <text:p text:style-name="P1">asda</text:p>
      <text:p text:style-name="P1"/>
      <text:h text:style-name="Heading_20_2" text:outline-level="2">Network overview</text:h>
      <text:p text:style-name="P1">adasdad</text:p>
      <text:p text:style-name="P1"/>
      <text:h text:style-name="Heading_20_2" text:outline-level="2">SSH clients</text:h>
      <text:p text:style-name="P1">asd</text:p>
      <text:p text:style-name="P1"/>
      <text:h text:style-name="Heading_20_2" text:outline-level="2">FTP clients</text:h>
      <text:p text:style-name="P1">adsdf</text:p>
      <text:p text:style-name="P1"/>
      <text:h text:style-name="Heading_20_2" text:outline-level="2">SNMP Simulator</text:h>
      <text:p text:style-name="P1">adssd</text:p>
      <text:p text:style-name="P1"/>
      <text:h text:style-name="Heading_20_3" text:outline-level="3">SNMP Manager</text:h>
      <text:p text:style-name="P1">aksd</text:p>
      <text:p text:style-name="P1"/>
      <text:h text:style-name="Heading_20_3" text:outline-level="3">SNMP Agents</text:h>
      <text:p text:style-name="P1">kjash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1">Javascript trap processing API</text:h>
      <text:p text:style-name="P1">Javascript trap API is used in post-processing of received trap notifications. Rules for post-processing are written in javascript file.</text:p>
      <text:p text:style-name="P1"/>
      <text:p text:style-name="P1">In dtools.properties set the rules file:</text:p>
      <text:p text:style-name="P8"><text:span text:style-name="T2">snmp.rules.file=</text:span><text:span text:style-name="T10">config/users/default/snmp</text:span><text:span text:style-name="T9">/trap-rules.js</text:span></text:p>
      <text:p text:style-name="P1"/>
      <text:p text:style-name="P1">The rules file must comply with JavaScript syntax and must contain a function <text:span text:style-name="T3">processTrap(trap)</text:span><text:span text:style-name="T4"> which processes the trap data. The function is called on every received trap. The function must return an object trap.</text:span></text:p>
      <text:p text:style-name="P1"/>
      <text:p text:style-name="P1"/>
      <text:h text:style-name="Heading_20_2" text:outline-level="2">Trap parameters</text:h>
      <text:p text:style-name="P1">Input argument of <text:span text:style-name="T3">processTrap(trap)</text:span> method is <text:span text:style-name="T18">trap</text:span> object, which provides access to all parameters of the trap. </text:p>
      <text:p text:style-name="P1">Variables marked with * are automatically set by trap receiver, before processing in javascript. All values can be changed in javascript processing.</text:p>
      <text:p text:style-name="P1"/>
      <text:p text:style-name="P1"/>
      <text:p text:style-name="P9"><text:span text:style-name="T11">int</text:span><text:span text:style-name="T2"> no *</text:span></text:p>
      <text:p text:style-name="P1">Sequence number of trap.</text:p>
      <text:p text:style-name="P1"/>
      <text:p text:style-name="P12">String uid *</text:p>
      <text:p text:style-name="P1">Unique ID of trap.</text:p>
      <text:p text:style-name="P1"/>
      <text:p text:style-name="P12">String trapReceiverName *</text:p>
      <text:p text:style-name="P1">Name of SNMP manager that received the trap.</text:p>
      <text:p text:style-name="P1"/>
      <text:p text:style-name="P12">String peerAddress *</text:p>
      <text:p text:style-name="P1">Sender address (format: IP/port)</text:p>
      <text:p text:style-name="P1"/>
      <text:p text:style-name="P12">String peerIp *</text:p>
      <text:p text:style-name="P1">Sender IP address</text:p>
      <text:p text:style-name="P1"/>
      <text:p text:style-name="P12">String peerHostname *</text:p>
      <text:p text:style-name="P1">Resolved hostname of sender. If hostname cannot be resolved, IP address is returned.</text:p>
      <text:p text:style-name="P1"/>
      <text:p text:style-name="P12">String nodeName</text:p>
      <text:p text:style-name="P1">Name of node that sent the trap.</text:p>
      <text:p text:style-name="P1"/>
      <text:p text:style-name="P12">String trapName</text:p>
      <text:p text:style-name="P1">Name of trap (as defined in MIB). It could be any custom name (eg. linkDown).</text:p>
      <text:p text:style-name="P1"/>
      <text:p text:style-name="P12">String name</text:p>
      <text:p text:style-name="P1">Custom name of trap (eg. Link is down).</text:p>
      <text:p text:style-name="P1"/>
      <text:p text:style-name="P10"><text:span text:style-name="T14">int</text:span><text:span text:style-name="T5"> severity</text:span></text:p>
      <text:p text:style-name="P1">Severity level of trap. Severity could be any integer, but the following values are already <text:soft-page-break/>used for coloring of traps: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Value</text:p>
          </table:table-cell>
          <table:table-cell table:style-name="Table1.A1" office:value-type="string">
            <text:p text:style-name="P15">Enumeration</text:p>
          </table:table-cell>
          <table:table-cell table:style-name="Table1.C1" office:value-type="string">
            <text:p text:style-name="P15">Color</text:p>
          </table:table-cell>
        </table:table-row>
        <table:table-row>
          <table:table-cell table:style-name="Table1.A2" office:value-type="float" office:value="0">
            <text:p text:style-name="P14">0</text:p>
          </table:table-cell>
          <table:table-cell table:style-name="Table1.B2" office:value-type="string">
            <text:p text:style-name="P14">Undefined</text:p>
          </table:table-cell>
          <table:table-cell table:style-name="Table1.C2" office:value-type="string">
            <text:p text:style-name="P14">No color</text:p>
          </table:table-cell>
        </table:table-row>
        <table:table-row>
          <table:table-cell table:style-name="Table1.A2" office:value-type="float" office:value="1">
            <text:p text:style-name="P14">1</text:p>
          </table:table-cell>
          <table:table-cell table:style-name="Table1.B2" office:value-type="string">
            <text:p text:style-name="P14">Critical</text:p>
          </table:table-cell>
          <table:table-cell table:style-name="Table1.C2" office:value-type="string">
            <text:p text:style-name="P14">Red</text:p>
          </table:table-cell>
        </table:table-row>
        <table:table-row>
          <table:table-cell table:style-name="Table1.A2" office:value-type="float" office:value="2">
            <text:p text:style-name="P14">2</text:p>
          </table:table-cell>
          <table:table-cell table:style-name="Table1.B2" office:value-type="string">
            <text:p text:style-name="P14">Major</text:p>
          </table:table-cell>
          <table:table-cell table:style-name="Table1.C2" office:value-type="string">
            <text:p text:style-name="P14">Orange</text:p>
          </table:table-cell>
        </table:table-row>
        <table:table-row>
          <table:table-cell table:style-name="Table1.A2" office:value-type="float" office:value="3">
            <text:p text:style-name="P14">3</text:p>
          </table:table-cell>
          <table:table-cell table:style-name="Table1.B2" office:value-type="string">
            <text:p text:style-name="P14">Minor</text:p>
          </table:table-cell>
          <table:table-cell table:style-name="Table1.C2" office:value-type="string">
            <text:p text:style-name="P14">Soft orange</text:p>
          </table:table-cell>
        </table:table-row>
        <table:table-row>
          <table:table-cell table:style-name="Table1.A2" office:value-type="float" office:value="4">
            <text:p text:style-name="P14">4</text:p>
          </table:table-cell>
          <table:table-cell table:style-name="Table1.B2" office:value-type="string">
            <text:p text:style-name="P14">Warning</text:p>
          </table:table-cell>
          <table:table-cell table:style-name="Table1.C2" office:value-type="string">
            <text:p text:style-name="P14">Yellow</text:p>
          </table:table-cell>
        </table:table-row>
        <table:table-row>
          <table:table-cell table:style-name="Table1.A2" office:value-type="float" office:value="5">
            <text:p text:style-name="P14">5</text:p>
          </table:table-cell>
          <table:table-cell table:style-name="Table1.B2" office:value-type="string">
            <text:p text:style-name="P14">Clear</text:p>
          </table:table-cell>
          <table:table-cell table:style-name="Table1.C2" office:value-type="string">
            <text:p text:style-name="P14">Green</text:p>
          </table:table-cell>
        </table:table-row>
        <table:table-row>
          <table:table-cell table:style-name="Table1.A2" office:value-type="float" office:value="6">
            <text:p text:style-name="P14">6</text:p>
          </table:table-cell>
          <table:table-cell table:style-name="Table1.B2" office:value-type="string">
            <text:p text:style-name="P14">Informational</text:p>
          </table:table-cell>
          <table:table-cell table:style-name="Table1.C2" office:value-type="string">
            <text:p text:style-name="P14">Blue</text:p>
          </table:table-cell>
        </table:table-row>
      </table:table>
      <text:p text:style-name="P1">Remark: values comply with ITU-X.733 standard.</text:p>
      <text:p text:style-name="P1"/>
      <text:p text:style-name="P12">String sourceInfo</text:p>
      <text:p text:style-name="P1">Information about the source of trap. Data can be composed of several varbinds.</text:p>
      <text:p text:style-name="P1"/>
      <text:p text:style-name="P9"><text:span text:style-name="T11">long</text:span><text:span text:style-name="T2"> timestamp *</text:span></text:p>
      <text:p text:style-name="P1">Time of trap reception in milliseconds.</text:p>
      <text:p text:style-name="P1"/>
      <text:p text:style-name="P12">String date *</text:p>
      <text:p text:style-name="P1">Human readable representation of timestamp in format yyyy/MM/dd H:mm:ss</text:p>
      <text:p text:style-name="P1"/>
      <text:p text:style-name="P12">String group</text:p>
      <text:p text:style-name="P1">Custom trap group (eg. Network, Equipment, Power supply...).</text:p>
      <text:p text:style-name="P1"/>
      <text:p text:style-name="P12">String location</text:p>
      <text:p text:style-name="P1">Custom node location.</text:p>
      <text:p text:style-name="P1"/>
      <text:p text:style-name="P9"><text:span text:style-name="T11">boolean</text:span><text:span text:style-name="T2"> isV1</text:span></text:p>
      <text:p text:style-name="P1">True if trap is version 1.</text:p>
      <text:p text:style-name="P1"/>
      <text:p text:style-name="P9"><text:span text:style-name="T11">boolean</text:span><text:span text:style-name="T2"> isV2C</text:span></text:p>
      <text:p text:style-name="P1">True if trap is version v2c.</text:p>
      <text:p text:style-name="P1"/>
      <text:p text:style-name="P12">String snmpVersion</text:p>
      <text:p text:style-name="P1">Version of trap (either v1 or v2c).</text:p>
      <text:p text:style-name="P1"/>
      <text:p text:style-name="P12">String community *</text:p>
      <text:p text:style-name="P1">Trap community.</text:p>
      <text:p text:style-name="P1"/>
      <text:p text:style-name="P12">int genericTrap *</text:p>
      <text:p text:style-name="P1">Generic trap identifier.</text:p>
      <text:p text:style-name="P1"/>
      <text:p text:style-name="P12">int specificTrap *</text:p>
      <text:p text:style-name="P1">Specific trap identifier.</text:p>
      <text:p text:style-name="P1"/>
      <text:p text:style-name="P12">String enterpriseOid *</text:p>
      <text:p text:style-name="P1">Enterprise OID of trap (v1 only).</text:p>
      <text:p text:style-name="P1"/>
      <text:p text:style-name="P12"><text:soft-page-break/>String snmpTrapOid *</text:p>
      <text:p text:style-name="P1">Snmp trap OID (v2c only).</text:p>
      <text:p text:style-name="P1"/>
      <text:p text:style-name="P9"><text:span text:style-name="T2">int e</text:span><text:span text:style-name="T6">xtDat1</text:span></text:p>
      <text:p text:style-name="P1">Custom extended data. Nine such parameters exist (extDat1 - extDat9).</text:p>
      <text:p text:style-name="P2"/>
      <text:p text:style-name="P12">String customText</text:p>
      <text:p text:style-name="P1">Custom text (comment, additional information...).</text:p>
      <text:p text:style-name="P1"/>
      <text:p text:style-name="P12">boolean ignore</text:p>
      <text:p text:style-name="P1">If set to true the trap will be discarded.</text:p>
      <text:p text:style-name="P1"/>
      <text:p text:style-name="P1"/>
      <text:p text:style-name="P1"/>
      <text:h text:style-name="Heading_20_2" text:outline-level="2">Trap rules</text:h>
      <text:p text:style-name="P1"/>
      <text:p text:style-name="P1">Set basic variables:</text:p>
      <text:p text:style-name="P1"/>
      <text:p text:style-name="P11"><text:span text:style-name="T12">function</text:span><text:span text:style-name="T2"> processTrap(trap) {</text:span></text:p>
      <text:p text:style-name="P19"><text:tab/></text:p>
      <text:p text:style-name="P17"><text:span text:style-name="T2"><text:s text:c="4"/></text:span><text:span text:style-name="T15">// set node name and location</text:span></text:p>
      <text:p text:style-name="P17"><text:span text:style-name="T2"><text:s text:c="4"/></text:span><text:span text:style-name="T12">if</text:span><text:span text:style-name="T2"> (trap.peerIp == </text:span><text:span text:style-name="T9">"192.168.1.110"</text:span><text:span text:style-name="T2">) {</text:span></text:p>
      <text:p text:style-name="P17"><text:span text:style-name="T2"><text:s text:c="4"/><text:tab/>trap.nodeName = </text:span><text:span text:style-name="T9">"CentOS 6"</text:span><text:span text:style-name="T2">;</text:span></text:p>
      <text:p text:style-name="P17"><text:span text:style-name="T2"><text:s text:c="4"/><text:tab/>trap.location = </text:span><text:span text:style-name="T9">"Private network"</text:span><text:span text:style-name="T2">;</text:span></text:p>
      <text:p text:style-name="P17"><text:span text:style-name="T2"><text:s text:c="4"/>} </text:span><text:span text:style-name="T12">else</text:span><text:span text:style-name="T2"> {</text:span></text:p>
      <text:p text:style-name="P17"><text:span text:style-name="T2"><text:s text:c="4"/><text:tab/>trap.nodeName = </text:span><text:span text:style-name="T9">"TestNode 1"</text:span><text:span text:style-name="T2">;</text:span></text:p>
      <text:p text:style-name="P17"><text:span text:style-name="T2"><text:s text:c="4"/><text:tab/>trap.location = </text:span><text:span text:style-name="T9">"New York"</text:span><text:span text:style-name="T2">;</text:span></text:p>
      <text:p text:style-name="P19"><text:s text:c="4"/>}</text:p>
      <text:p text:style-name="P19"><text:s text:c="4"/></text:p>
      <text:p text:style-name="P17"><text:span text:style-name="T2"><text:s text:c="4"/></text:span><text:span text:style-name="T15">// ignore non-public traps</text:span></text:p>
      <text:p text:style-name="P17"><text:span text:style-name="T2"><text:s text:c="4"/></text:span><text:span text:style-name="T12">if</text:span><text:span text:style-name="T2"> (trap.community != </text:span><text:span text:style-name="T9">"public"</text:span><text:span text:style-name="T2">) {</text:span></text:p>
      <text:p text:style-name="P17"><text:span text:style-name="T2"><text:s text:c="4"/><text:tab/>trap.ignore = </text:span><text:span text:style-name="T12">true</text:span><text:span text:style-name="T2">;</text:span></text:p>
      <text:p text:style-name="P17"><text:span text:style-name="T2"><text:s text:c="4"/><text:tab/></text:span><text:span text:style-name="T12">return</text:span><text:span text:style-name="T2"> trap;</text:span></text:p>
      <text:p text:style-name="P19"><text:s text:c="4"/>}</text:p>
      <text:p text:style-name="P19"/>
      <text:p text:style-name="P18"><text:span text:style-name="T7"><text:s text:c="4"/></text:span><text:span text:style-name="T16">// set custom text</text:span></text:p>
      <text:p text:style-name="P19"><text:s text:c="4"/>trap.customText = <text:span text:style-name="T9">"This trap was received at "</text:span> + trap.date;</text:p>
      <text:p text:style-name="P19"/>
      <text:p text:style-name="P19"><text:s text:c="4"/><text:span text:style-name="T16">// return the trap</text:span></text:p>
      <text:p text:style-name="P17"><text:span text:style-name="T7"><text:s text:c="4"/></text:span><text:span text:style-name="T13">return</text:span><text:span text:style-name="T7"> trap;</text:span></text:p>
      <text:p text:style-name="P19"/>
      <text:p text:style-name="P19">}</text:p>
      <text:p text:style-name="P3"/>
      <text:p text:style-name="P1"/>
      <text:p text:style-name="P1"/>
      <text:p text:style-name="P1">Reading variable bindings:</text:p>
      <text:p text:style-name="P1"/>
      <text:p text:style-name="P1"/>
      <text:p text:style-name="P11"><text:span text:style-name="T12">function</text:span><text:span text:style-name="T2"> processTrap(trap) {</text:span></text:p>
      <text:p text:style-name="P19"/>
      <text:p text:style-name="P17"><text:span text:style-name="T2"><text:s text:c="4"/></text:span><text:span text:style-name="T15">// check version of trap</text:span></text:p>
      <text:p text:style-name="P17"><text:span text:style-name="T2"><text:s text:c="4"/></text:span><text:span text:style-name="T12">if</text:span><text:span text:style-name="T2"> (trap.isV2C == </text:span><text:span text:style-name="T12">true</text:span><text:span text:style-name="T2">) {</text:span></text:p>
      <text:p text:style-name="P19"><text:s text:c="4"/></text:p>
      <text:p text:style-name="P17"><text:span text:style-name="T2"><text:s text:c="6"/></text:span><text:span text:style-name="T12">if</text:span><text:span text:style-name="T2"> (trap.snmpTrapOid == </text:span><text:span text:style-name="T9">"1.3.6.1.6.3.1.1.5.3"</text:span><text:span text:style-name="T2">) {</text:span></text:p>
      <text:p text:style-name="P17"><text:span text:style-name="T2"><text:s text:c="8"/></text:span><text:span text:style-name="T15">// LinkDown</text:span></text:p>
      <text:p text:style-name="P19"><text:soft-page-break/><text:s text:c="8"/>trap.severity = 1;</text:p>
      <text:p text:style-name="P17"><text:span text:style-name="T2"><text:s text:c="8"/>trap.trapName = </text:span><text:span text:style-name="T9">"linkDown"</text:span><text:span text:style-name="T2">;</text:span></text:p>
      <text:p text:style-name="P19"><text:s text:c="8"/>trap.customText = trap.trapName;</text:p>
      <text:p text:style-name="P17"><text:span text:style-name="T2"><text:s text:c="8"/>trap.extDat1 = </text:span><text:span text:style-name="T9">"ifAdminStatus="</text:span><text:span text:style-name="T2"> + getValue(trap.varbinds, </text:span><text:span text:style-name="T9">"1.3.6.1.2.1.2.2.1.7"</text:span><text:span text:style-name="T2">);</text:span></text:p>
      <text:p text:style-name="P17"><text:span text:style-name="T2"><text:s text:c="8"/>trap.extDat2 = </text:span><text:span text:style-name="T9">"ifOperStatus="</text:span><text:span text:style-name="T2"> + getValue(trap.varbinds, </text:span><text:span text:style-name="T9">"1.3.6.1.2.1.2.2.1.8"</text:span><text:span text:style-name="T2">);</text:span></text:p>
      <text:p text:style-name="P17"><text:span text:style-name="T2"><text:s text:c="8"/>trap.customText += </text:span><text:span text:style-name="T9">" "</text:span><text:span text:style-name="T2"> + trap.extDat1 + </text:span><text:span text:style-name="T9">" "</text:span><text:span text:style-name="T2"> + trap.extDat2;</text:span></text:p>
      <text:p text:style-name="P17"><text:span text:style-name="T2"><text:s text:c="6"/>} </text:span><text:span text:style-name="T12">else</text:span><text:span text:style-name="T2"> </text:span><text:span text:style-name="T12">if</text:span><text:span text:style-name="T2"> (trap.snmpTrapOid == </text:span><text:span text:style-name="T9">"1.3.6.1.6.3.1.1.5.4"</text:span><text:span text:style-name="T2">) {</text:span></text:p>
      <text:p text:style-name="P17"><text:span text:style-name="T2"><text:s text:c="8"/></text:span><text:span text:style-name="T15">// LinkUp</text:span></text:p>
      <text:p text:style-name="P19"><text:s text:c="8"/>trap.severity = 5;</text:p>
      <text:p text:style-name="P17"><text:span text:style-name="T2"><text:s text:c="8"/>trap.trapName = </text:span><text:span text:style-name="T9">"linkUp"</text:span><text:span text:style-name="T2">;</text:span></text:p>
      <text:p text:style-name="P19"><text:s text:c="8"/>trap.customText = trap.trapName;</text:p>
      <text:p text:style-name="P17"><text:span text:style-name="T2"><text:s text:c="6"/>} </text:span><text:span text:style-name="T12">else</text:span><text:span text:style-name="T2"> {</text:span></text:p>
      <text:p text:style-name="P19"><text:s text:c="8"/>trap.severity = 6;</text:p>
      <text:p text:style-name="P19"><text:s text:c="8"/>trap.trapName = <text:span text:style-name="T9">"unknownTrap"</text:span>;</text:p>
      <text:p text:style-name="P19"><text:s text:c="6"/>}</text:p>
      <text:p text:style-name="P19"><text:s text:c="4"/></text:p>
      <text:p text:style-name="P19"><text:s text:c="4"/>}</text:p>
      <text:p text:style-name="P19"><text:s text:c="4"/></text:p>
      <text:p text:style-name="P17"><text:span text:style-name="T2"><text:s text:c="4"/></text:span><text:span text:style-name="T12">return</text:span><text:span text:style-name="T2"> trap;</text:span></text:p>
      <text:p text:style-name="P19">}</text:p>
      <text:p text:style-name="P3"/>
      <text:p text:style-name="P13">// searc<text:span text:style-name="T17">h varbinds for oid an</text:span>d return value</text:p>
      <text:p text:style-name="P17"><text:span text:style-name="T12">function</text:span><text:span text:style-name="T2"> getValue(varbinds, oid) {</text:span></text:p>
      <text:p text:style-name="P17"><text:span text:style-name="T2"><text:s text:c="4"/></text:span><text:span text:style-name="T12">for</text:span><text:span text:style-name="T2"> (</text:span><text:span text:style-name="T12">var</text:span><text:span text:style-name="T2"> i = 0; i &lt; varbinds.length; i++) {</text:span></text:p>
      <text:p text:style-name="P17"><text:span text:style-name="T2"><text:s text:c="6"/></text:span><text:span text:style-name="T12">if</text:span><text:span text:style-name="T2"> (varbinds[i].oid == oid) {</text:span></text:p>
      <text:p text:style-name="P17"><text:span text:style-name="T2"><text:s text:c="8"/></text:span><text:span text:style-name="T12">return</text:span><text:span text:style-name="T2"> varbinds[i].value;</text:span></text:p>
      <text:p text:style-name="P19"><text:s text:c="6"/>}</text:p>
      <text:p text:style-name="P19"><text:s text:c="4"/>}</text:p>
      <text:p text:style-name="P17"><text:span text:style-name="T8"><text:s text:c="4"/></text:span><text:span text:style-name="T12">for</text:span><text:span text:style-name="T2"> (</text:span><text:span text:style-name="T12">var</text:span><text:span text:style-name="T2"> i = 0; i &lt; varbinds.length; i++) {</text:span></text:p>
      <text:p text:style-name="P17"><text:span text:style-name="T2"><text:s text:c="6"/></text:span><text:span text:style-name="T12">if</text:span><text:span text:style-name="T2"> (varbinds[i].oid.startsWith(oid)) {</text:span></text:p>
      <text:p text:style-name="P17"><text:span text:style-name="T2"><text:s text:c="8"/></text:span><text:span text:style-name="T12">return</text:span><text:span text:style-name="T2"> varbinds[i].value;</text:span></text:p>
      <text:p text:style-name="P19"><text:s text:c="6"/>}</text:p>
      <text:p text:style-name="P19"><text:s text:c="4"/>}</text:p>
      <text:p text:style-name="P17"><text:span text:style-name="T8"><text:s text:c="4"/></text:span><text:span text:style-name="T12">return</text:span><text:span text:style-name="T2"> </text:span><text:span text:style-name="T9">""</text:span><text:span text:style-name="T2">;</text:span></text:p>
      <text:p text:style-name="P19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6" text:outline-level="1">Troubleshooting</text:h>
      <text:p text:style-name="P1"/>
      <text:p text:style-name="P1"/>
      <text:p text:style-name="P1">starting Dtools on Windows</text:p>
      <text:p text:style-name="P1"/>
      <text:p text:style-name="P1">When trying to start Dtools by double clicking on start.bat file I get an error message:</text:p>
      <text:p text:style-name="P1">JAVA_HOME or JRE_HOME is not set</text:p>
      <text:p text:style-name="P1"/>
      <text:p text:style-name="P1">This error message means that path to JRE (or JDK) is not set.</text:p>
      <text:p text:style-name="P1">Solution 1: Add path to JAVA_HOME in Environment variables</text:p>
      <text:p text:style-name="P1">Solution 2: open start.bar with text editor and uncomment lines where JAVA_HOME and JRE_HOME are set (remove 'rem' at the beginning of the lines). Make sure that JAVA_HOME and JRE_HOME point to correct directories where jre or jdk is installed. Usually C:\\Program Files\Java\jre..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aco" svg:font-family="Monaco" style:font-family-generic="modern" style:font-pitch="fixed"/>
    <style:font-face style:name="Courier New1" svg:font-family="'Courier New'" style:font-family-generic="modern" style:font-pitch="variable"/>
    <style:font-face style:name="Courier New" svg:font-family="'Courier New'" style:font-adornments="Regular" style:font-family-generic="modern" style:font-pitch="variable"/>
    <style:font-face style:name="Monaco1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2402in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rial1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902in" fo:margin-bottom="0.2in" style:page-number="auto" fo:background-color="transparent" style:shadow="none" text:number-lines="true" text:line-number="0">
        <style:tab-stops/>
        <style:background-image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/>
    </style:style>
    <style:style style:name="CodeStyle" style:family="paragraph" style:parent-style-name="Standard" style:class="text" style:master-page-name="">
      <style:paragraph-properties fo:margin-top="0in" fo:margin-bottom="0in" style:page-number="auto" fo:background-color="transparent">
        <style:background-image/>
      </style:paragraph-properties>
      <style:text-properties style:font-name="Courier New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jaž Cerkvenik</meta:initial-creator>
    <meta:creation-date>2015-07-25T13:51:48</meta:creation-date>
    <dc:date>2015-11-25T01:58:01</dc:date>
    <dc:creator>Matjaž Cerkvenik</dc:creator>
    <meta:editing-duration>PT9H19M37S</meta:editing-duration>
    <meta:editing-cycles>34</meta:editing-cycles>
    <meta:generator>OpenOffice/4.1.1$Unix OpenOffice.org_project/411m6$Build-9775</meta:generator>
    <meta:document-statistic meta:table-count="7" meta:image-count="2" meta:object-count="0" meta:page-count="13" meta:paragraph-count="277" meta:word-count="1232" meta:character-count="8285"/>
  </office:meta>
</office:document-meta>
</file>